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4492" officeooo:paragraph-rsid="001144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Fonctionnalité de version 1.0 du site d’annuaire</text:p>
      <text:p text:style-name="P1"/>
      <text:p text:style-name="P1"/>
      <text:p text:style-name="P1"/>
      <text:p text:style-name="P1"/>
      <text:p text:style-name="P1">- Création de base de donnée </text:p>
      <text:p text:style-name="P1"/>
      <text:p text:style-name="P1">- Développement <text:s/>de la page d’accueil avec un module de recherche et le module recherche avancé</text:p>
      <text:p text:style-name="P1"/>
      <text:p text:style-name="P1">- Affichage des entreprises d’une catégories dans une carte</text:p>
      <text:p text:style-name="P1"/>
      <text:p text:style-name="P1">- </text:p>
      <text:p text:style-name="P1"/>
      <text:p text:style-name="P1">- Enregistrement d’un compte </text:p>
      <text:p text:style-name="P1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08:40:42.820064823</meta:creation-date>
    <dc:date>2017-03-08T00:23:35.602029416</dc:date>
    <meta:editing-duration>PT15H32M42S</meta:editing-duration>
    <meta:editing-cycles>1</meta:editing-cycles>
    <meta:document-statistic meta:table-count="0" meta:image-count="0" meta:object-count="0" meta:page-count="1" meta:paragraph-count="6" meta:word-count="43" meta:character-count="262" meta:non-whitespace-character-count="221"/>
    <meta:generator>LibreOffice/5.1.6.2$Linux_X86_64 LibreOffice_project/10m0$Build-2</meta:generator>
  </office:meta>
</office:document-meta>
</file>